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 style:font-charset="x-symbol"/>
    <style:font-face style:name="Arial-BoldMT" svg:font-family="Arial-BoldMT"/>
    <style:font-face style:name="StarSymbol" svg:font-family="StarSymbol"/>
    <style:font-face style:name="Tahoma1" svg:font-family="Tahoma"/>
    <style:font-face style:name="TimesNewRomanPSMT" svg:font-family="TimesNewRomanPSMT" style:font-family-generic="roman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Arial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2" style:family="paragraph" style:parent-style-name="Standard">
      <style:paragraph-properties style:text-autospace="none"/>
      <style:text-properties style:font-name="Arial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3" style:family="paragraph" style:parent-style-name="Standard" style:list-style-name="L1">
      <style:paragraph-properties fo:margin-left="-0.635cm" fo:margin-right="0cm" fo:text-indent="0cm" style:auto-text-indent="false"/>
      <style:text-properties fo:color="#000000" style:font-name="Arial" fo:font-size="12pt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P4" style:family="paragraph" style:parent-style-name="Standard" style:list-style-name="L1">
      <style:paragraph-properties fo:margin-left="-0.635cm" fo:margin-right="0cm" fo:text-indent="0cm" style:auto-text-indent="false"/>
      <style:text-properties fo:color="#000000"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" style:family="paragraph" style:parent-style-name="Standard" style:list-style-name="L1">
      <style:paragraph-properties fo:margin-left="-0.635cm" fo:margin-right="0cm" fo:text-indent="0cm" style:auto-text-indent="false"/>
      <style:text-properties fo:color="#000000"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" style:family="paragraph" style:parent-style-name="Standard" style:list-style-name="L1">
      <style:paragraph-properties fo:margin-left="-0.635cm" fo:margin-right="0cm" fo:text-indent="0cm" style:auto-text-indent="false"/>
      <style:text-properties style:font-name="Arial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7" style:family="paragraph" style:parent-style-name="Standard" style:list-style-name="L1">
      <style:paragraph-properties fo:margin-left="-0.635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" style:family="paragraph" style:parent-style-name="Standard" style:list-style-name="L1">
      <style:paragraph-properties fo:margin-left="-0.635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" style:family="paragraph" style:parent-style-name="Standard" style:list-style-name="L1">
      <style:paragraph-properties fo:margin-left="-0.635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0" style:family="paragraph" style:parent-style-name="Standard" style:list-style-name="L1">
      <style:paragraph-properties fo:margin-left="-0.635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 style:list-style-name="L1">
      <style:paragraph-properties fo:margin-left="-0.635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 style:list-style-name="L1">
      <style:paragraph-properties fo:margin-left="-0.635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" style:family="paragraph" style:parent-style-name="Standard" style:list-style-name="L1">
      <style:paragraph-properties fo:margin-left="-0.635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" style:family="paragraph" style:parent-style-name="Standard" style:list-style-name="L1">
      <style:paragraph-properties fo:margin-left="-0.635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5" style:family="paragraph" style:parent-style-name="Standard" style:list-style-name="L1">
      <style:paragraph-properties fo:margin-left="-0.635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6" style:family="paragraph" style:parent-style-name="Text_20_body" style:list-style-name="L1">
      <style:paragraph-properties fo:margin-left="-0.635cm" fo:margin-right="0cm" fo:text-indent="0cm" style:auto-text-indent="false"/>
      <style:text-properties style:font-name="Arial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17" style:family="paragraph" style:parent-style-name="Text_20_body" style:list-style-name="L1">
      <style:paragraph-properties fo:margin-left="-0.635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8" style:family="paragraph" style:parent-style-name="Text_20_body" style:list-style-name="L1">
      <style:paragraph-properties fo:margin-left="-0.635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9" style:family="paragraph" style:parent-style-name="Text_20_body" style:list-style-name="L1">
      <style:paragraph-properties fo:margin-left="-0.635cm" fo:margin-right="0cm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style:font-name="Symbol"/>
    </style:style>
    <style:style style:name="T2" style:family="text">
      <style:text-properties style:font-name="Symbol"/>
    </style:style>
    <style:style style:name="T3" style:family="text">
      <style:text-properties style:font-name="ArialMT" fo:font-weight="normal" style:font-name-asian="ArialMT" style:font-weight-asian="normal" style:font-name-complex="ArialMT" style:font-weight-complex="normal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name-asian="ArialMT" style:font-weight-asian="normal" style:font-name-complex="ArialMT" style:font-weight-complex="normal"/>
    </style:style>
    <style:style style:name="T7" style:family="text">
      <style:text-properties style:font-name-asian="ArialMT" style:font-name-complex="ArialMT"/>
    </style:style>
    <style:style style:name="T8" style:family="text">
      <style:text-properties style:font-weight-asian="normal"/>
    </style:style>
    <style:style style:name="T9" style:family="text">
      <style:text-properties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9">Fundamentos da linguagem JAVA e Introdução à Orientação a Objetos</text:p>
        </text:list-item>
        <text:list-item>
          <text:p text:style-name="P16">Instruções de controle</text:p>
        </text:list-item>
        <text:list-item>
          <text:p text:style-name="P17">Métodos e Array's</text:p>
        </text:list-item>
        <text:list-item>
          <text:p text:style-name="P17">Programação orientada a objetos</text:p>
        </text:list-item>
        <text:list-item>
          <text:p text:style-name="P6">Tratamento de exceção e Fluxo de Dados</text:p>
        </text:list-item>
        <text:list-item>
          <text:p text:style-name="P7">Generics e Collection</text:p>
        </text:list-item>
        <text:list-item>
          <text:p text:style-name="P7">Multithreading</text:p>
        </text:list-item>
        <text:list-item>
          <text:p text:style-name="P7">Deploy e JAVADOC</text:p>
        </text:list-item>
        <text:list-item>
          <text:p text:style-name="P7">JDBC</text:p>
        </text:list-item>
        <text:list-item>
          <text:p text:style-name="P7">Java Persistence API</text:p>
        </text:list-item>
        <text:list-item>
          <text:p text:style-name="P7">Aplicações WEB</text:p>
        </text:list-item>
        <text:list-item>
          <text:p text:style-name="P7">Servlets</text:p>
        </text:list-item>
        <text:list-item>
          <text:p text:style-name="P7">JSP</text:p>
        </text:list-item>
        <text:list-item>
          <text:p text:style-name="P3">Java Server Faces</text:p>
        </text:list-item>
        <text:list-item>
          <text:p text:style-name="P4">iReport</text:p>
        </text:list-item>
        <text:list-item>
          <text:p text:style-name="P4">Workshop – Contruindo uma aplicação de e-commerce</text:p>
          <text:p text:style-name="P7"/>
        </text:list-item>
      </text:list>
      <text:p text:style-name="P1"/>
      <text:p text:style-name="P1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charset="x-symbol"/>
    <style:font-face style:name="Arial-BoldMT" svg:font-family="Arial-BoldMT"/>
    <style:font-face style:name="StarSymbol" svg:font-family="StarSymbol"/>
    <style:font-face style:name="Tahoma1" svg:font-family="Tahoma"/>
    <style:font-face style:name="TimesNewRomanPSMT" svg:font-family="TimesNewRomanPSMT" style:font-family-generic="roman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creation-date>2008-11-16T11:46:53</meta:creation-date>
    <dc:date>2008-11-16T12:43:24</dc:date>
    <meta:editing-cycles>1</meta:editing-cycles>
    <meta:editing-duration>PT41M21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1" meta:paragraph-count="16" meta:word-count="53" meta:character-count="346"/>
  </office:meta>
</office:document-meta>
</file>